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language="cs" fo:country="CZ" fo:font-weight="bold" officeooo:rsid="000de078" officeooo:paragraph-rsid="000de078" style:font-weight-asian="bold" style:font-weight-complex="bold"/>
    </style:style>
    <style:style style:name="P2" style:family="paragraph" style:parent-style-name="Text_20_body">
      <style:text-properties style:font-name="Liberation Sans" fo:language="cs" fo:country="CZ" fo:font-weight="bold" officeooo:rsid="000ea274" officeooo:paragraph-rsid="000ea274" style:font-weight-asian="bold" style:font-weight-complex="bold"/>
    </style:style>
    <style:style style:name="P3" style:family="paragraph" style:parent-style-name="Text_20_body">
      <style:text-properties style:font-name="Liberation Sans" fo:language="cs" fo:country="CZ" fo:font-weight="bold" officeooo:rsid="00105237" officeooo:paragraph-rsid="00105237" style:font-weight-asian="bold" style:font-weight-complex="bold"/>
    </style:style>
    <style:style style:name="P4" style:family="paragraph" style:parent-style-name="Text_20_body">
      <style:text-properties style:font-name="Liberation Sans" fo:language="cs" fo:country="CZ" fo:font-weight="bold" officeooo:rsid="0010e801" officeooo:paragraph-rsid="0010e801" style:font-weight-asian="bold" style:font-weight-complex="bold"/>
    </style:style>
    <style:style style:name="P5" style:family="paragraph" style:parent-style-name="Text_20_body">
      <style:text-properties style:font-name="Liberation Sans" fo:language="cs" fo:country="CZ" fo:font-weight="bold" officeooo:rsid="001554f7" officeooo:paragraph-rsid="001554f7" style:font-weight-asian="bold" style:font-weight-complex="bold"/>
    </style:style>
    <style:style style:name="P6" style:family="paragraph" style:parent-style-name="Text_20_body">
      <style:text-properties style:font-name="Liberation Sans" fo:language="cs" fo:country="CZ" fo:font-weight="bold" officeooo:rsid="0011785b" officeooo:paragraph-rsid="0011785b" style:font-weight-asian="bold" style:font-weight-complex="bold"/>
    </style:style>
    <style:style style:name="P7" style:family="paragraph" style:parent-style-name="Text_20_body">
      <style:text-properties style:font-name="Liberation Sans" fo:language="cs" fo:country="CZ" fo:font-weight="bold" officeooo:rsid="00118133" officeooo:paragraph-rsid="00118133" style:font-weight-asian="bold" style:font-weight-complex="bold"/>
    </style:style>
    <style:style style:name="P8" style:family="paragraph" style:parent-style-name="Text_20_body">
      <style:text-properties style:font-name="Liberation Sans" fo:language="cs" fo:country="CZ" fo:font-weight="bold" officeooo:rsid="0013798e" officeooo:paragraph-rsid="0013798e" style:font-weight-asian="bold" style:font-weight-complex="bold"/>
    </style:style>
    <style:style style:name="P9" style:family="paragraph" style:parent-style-name="Text_20_body">
      <style:text-properties style:font-name="Liberation Sans" fo:language="cs" fo:country="CZ" officeooo:rsid="000de078" officeooo:paragraph-rsid="000de078"/>
    </style:style>
    <style:style style:name="P10" style:family="paragraph" style:parent-style-name="Text_20_body">
      <style:text-properties style:font-name="Liberation Sans" fo:language="cs" fo:country="CZ" officeooo:rsid="000ea274" officeooo:paragraph-rsid="000ea274"/>
    </style:style>
    <style:style style:name="P11" style:family="paragraph" style:parent-style-name="Text_20_body">
      <style:text-properties style:font-name="Liberation Sans" fo:language="cs" fo:country="CZ" officeooo:rsid="00118133" officeooo:paragraph-rsid="00118133"/>
    </style:style>
    <style:style style:name="P12" style:family="paragraph" style:parent-style-name="Text_20_body">
      <style:text-properties style:font-name="Liberation Sans" fo:language="cs" fo:country="CZ" officeooo:rsid="0013798e" officeooo:paragraph-rsid="0013798e"/>
    </style:style>
    <style:style style:name="P13" style:family="paragraph" style:parent-style-name="Subtitle">
      <style:paragraph-properties fo:text-align="start" style:justify-single-word="false"/>
      <style:text-properties fo:language="cs" fo:country="CZ"/>
    </style:style>
    <style:style style:name="P14" style:family="paragraph" style:parent-style-name="Heading_20_2">
      <style:text-properties style:font-name="Liberation Sans" fo:language="cs" fo:country="CZ" officeooo:rsid="0005ebec" officeooo:paragraph-rsid="0005ebec"/>
    </style:style>
    <style:style style:name="P15" style:family="paragraph" style:parent-style-name="Text_20_body">
      <style:text-properties style:font-name="Liberation Sans" fo:language="cs" fo:country="CZ" officeooo:rsid="000d4bbe" officeooo:paragraph-rsid="0005ebec"/>
    </style:style>
    <style:style style:name="P16" style:family="paragraph" style:parent-style-name="Text_20_body">
      <style:text-properties style:font-name="Liberation Sans" fo:language="cs" fo:country="CZ" officeooo:rsid="000ea274" officeooo:paragraph-rsid="000ea274"/>
    </style:style>
    <style:style style:name="P17" style:family="paragraph" style:parent-style-name="Text_20_body">
      <style:text-properties style:font-name="Liberation Sans" fo:language="cs" fo:country="CZ" officeooo:paragraph-rsid="000ea274"/>
    </style:style>
    <style:style style:name="P18" style:family="paragraph" style:parent-style-name="Text_20_body">
      <style:text-properties style:font-name="Liberation Sans" fo:language="cs" fo:country="CZ" officeooo:rsid="00105237" officeooo:paragraph-rsid="00105237"/>
    </style:style>
    <style:style style:name="P19" style:family="paragraph" style:parent-style-name="Text_20_body">
      <style:text-properties style:font-name="Liberation Sans" fo:language="cs" fo:country="CZ" officeooo:rsid="000e627a" officeooo:paragraph-rsid="000e627a"/>
    </style:style>
    <style:style style:name="P20" style:family="paragraph" style:parent-style-name="Text_20_body">
      <style:text-properties officeooo:paragraph-rsid="001178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63928" style:font-weight-asian="normal" style:font-weight-complex="normal"/>
    </style:style>
    <style:style style:name="T4" style:family="text">
      <style:text-properties fo:font-weight="normal" officeooo:rsid="0036aa6e" style:font-weight-asian="normal" style:font-weight-complex="normal"/>
    </style:style>
    <style:style style:name="T5" style:family="text">
      <style:text-properties style:font-name="Liberation Sans" fo:language="cs" fo:country="CZ" officeooo:rsid="0011785b"/>
    </style:style>
    <style:style style:name="T6" style:family="text">
      <style:text-properties style:font-name="Liberation Sans" fo:language="cs" fo:country="CZ" officeooo:rsid="0037e008"/>
    </style:style>
    <style:style style:name="T7" style:family="text">
      <style:text-properties officeooo:rsid="0019ee6f"/>
    </style:style>
    <style:style style:name="T8" style:family="text">
      <style:text-properties officeooo:rsid="001d37c0"/>
    </style:style>
    <style:style style:name="T9" style:family="text">
      <style:text-properties officeooo:rsid="001eb4f7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officeooo:rsid="00363928" style:font-weight-asian="normal" style:font-weight-complex="normal"/>
    </style:style>
    <style:style style:name="T12" style:family="text">
      <style:text-properties officeooo:rsid="0021c734"/>
    </style:style>
    <style:style style:name="T13" style:family="text">
      <style:text-properties fo:color="#000000" loext:opacity="100%" style:font-name="Liberation Sans" fo:font-size="12pt" fo:font-weight="normal" fo:background-color="#ffffff" loext:char-shading-value="0" style:font-size-asian="12pt" style:font-size-complex="12pt"/>
    </style:style>
    <style:style style:name="T14" style:family="text">
      <style:text-properties fo:color="#000000" loext:opacity="100%" style:font-name="Liberation Sans" fo:font-size="12pt" fo:font-weight="normal" officeooo:rsid="00260302" fo:background-color="#ffffff" loext:char-shading-value="0" style:font-size-asian="12pt" style:font-size-complex="12pt"/>
    </style:style>
    <style:style style:name="T15" style:family="text">
      <style:text-properties fo:color="#808080" loext:opacity="100%" style:font-name="Liberation Sans" fo:font-size="12pt" fo:font-weight="normal" fo:background-color="#ffffff" loext:char-shading-value="0" style:font-size-asian="12pt" style:font-size-complex="12pt"/>
    </style:style>
    <style:style style:name="T16" style:family="text">
      <style:text-properties officeooo:rsid="002792f2"/>
    </style:style>
    <style:style style:name="T17" style:family="text">
      <style:text-properties officeooo:rsid="000ea274"/>
    </style:style>
    <style:style style:name="T18" style:family="text">
      <style:text-properties officeooo:rsid="0033de8d"/>
    </style:style>
    <style:style style:name="T19" style:family="text">
      <style:text-properties officeooo:rsid="0036aa6e"/>
    </style:style>
    <style:style style:name="T20" style:family="text">
      <style:text-properties officeooo:rsid="0037e008"/>
    </style:style>
    <style:style style:name="T21" style:family="text">
      <style:text-properties officeooo:rsid="00393f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měna</text:p>
      <text:h text:style-name="P14" text:outline-level="2">Franz Kafka</text:h>
      <text:p text:style-name="P15"/>
      <text:p text:style-name="P1">Motivy výňatku i celého díla:</text:p>
      <text:p text:style-name="P9"><text:tab/><text:span text:style-name="T8">Námět je metaforou, která vyjadřuje existenciální pocit odcizení člověka v moderním světě.</text:span><text:span text:style-name="T9">absurdita, fantasknost(neuvěřitelné je prezentováno jako samozřejmým), </text:span><text:span text:style-name="T12">pesimismus, bezmocnost,ponižování</text:span></text:p>
      <text:p text:style-name="P19"><text:span text:style-name="T1">Literární druh a žánr: </text:span><text:span text:style-name="T7">Próza povídka</text:span></text:p>
      <text:p text:style-name="P10"><text:span text:style-name="T1">Literární směr: </text:span><text:span text:style-name="T7">Německá pražská literatura, Existencionalismus</text:span></text:p>
      <text:p text:style-name="P10"><text:span text:style-name="T1">Doba děje:</text:span><text:span text:style-name="T10"> </text:span><text:span text:style-name="T18">2</text:span><text:span text:style-name="T10">0. </text:span>století <text:span text:style-name="T10">20. </text:span>léta Praha</text:p>
      <text:p text:style-name="P2">Charakteristika postav:</text:p>
      <text:p text:style-name="P17"><text:span text:style-name="T17"><text:tab/></text:span><text:span text:style-name="T13">Řehoř Samsa - </text:span><text:span text:style-name="T15"><text:s/></text:span><text:span text:style-name="T14">cestující obchodník, který ochotně nosí výplatu domů, kde je příjímána se samozřejmostí.Jeho rodina je na něm závislá.Je poctivý, starostlivý, dobrosrdečný, bere svoji proměnu jako fakt a necítí se ublížen nebo ukřivděn.</text:span></text:p>
      <text:p text:style-name="P10"><text:tab/><text:span text:style-name="T16">Markétka(Sestra) – hudebně nadáná, má svého bratra opravdu ráda.Jediná z rodiny kdo lituje proměny a přes odpor se o něj stará.Jako poslední začne bratra nenávidět a vidět ho jako přítěž.</text:span></text:p>
      <text:p text:style-name="P10"><text:span text:style-name="T16"><text:tab/>Matka – má ze syna hrůzu, ale stále doufá, že se jí vrátí její Řehoř.</text:span></text:p>
      <text:p text:style-name="P10"><text:span text:style-name="T16"><text:tab/>Otec – praktický, tvrdý, přísný člověk.Vyhýbá se kontaktu se synem a při konfrontaci zasadí smrtelný úder jablkem.</text:span></text:p>
      <text:p text:style-name="P3">Slohovy postup: <text:span text:style-name="T2">Psáno chronologicky, zarovnáno do odstavců s charakterem povídky</text:span></text:p>
      <text:p text:style-name="P18"><text:span text:style-name="T1">Vypravěč: </text:span><text:span text:style-name="T2">objektivní, vševědoucí</text:span></text:p>
      <text:p text:style-name="P4">Tropy: <text:span text:style-name="T3">personifikace</text:span><text:span text:style-name="T11">(p</text:span><text:span text:style-name="T3">řikrývka se držela</text:span><text:span text:style-name="T11">)</text:span><text:span text:style-name="T3">, metafora </text:span><text:span text:style-name="T11">(</text:span><text:span text:style-name="T3">předloktí se ztrácí v těžkém kožešinovém rukávníků</text:span><text:span text:style-name="T11">)</text:span></text:p>
      <text:p text:style-name="P5">Figury: <text:span text:style-name="T4">nadsázka</text:span></text:p>
      <text:p text:style-name="P6">Zasadit dílo do kontextu Autorovy tvorby:</text:p>
      <text:p text:style-name="P20"><text:span text:style-name="T5"><text:tab/></text:span><text:span text:style-name="T6">autor tvoří byrokratické, posmušilé tvorby s nepochopeným osamoceným jedincem.</text:span></text:p>
      <text:p text:style-name="P7">Další díla autora:</text:p>
      <text:p text:style-name="P11"><text:tab/><text:span text:style-name="T21">Zámek,Amerika,Popis jednoho zápasu,</text:span></text:p>
      <text:p text:style-name="P8">Ukázka z díla:</text:p>
      <text:p text:style-name="P12"/>
      <text:p text:style-name="P12">Avšak sestra byla bohužel jiného názoru; zvykla si, jistě ne docela neprávem, kdykoli se jednalo o Řehořových záležitostech, vystupovat vůči rodičům jako obzvláštní znalec, a tak <text:soft-page-break/>i teď stačily sestře matčiny rady, aby trvala nejen na odklizení prádelníku a psacího stolu, které jediné měla nejprve na mysli, nýbrž na odklizení veškerého nábytku vyjma nezbytnou pohovku. Nebyl to samozřejmě nouze dětinský vzdor a sebedůvěra, jíž poslední dobou tak nečekaně a těžce nabyla, co ji vedlo k tomuto požadavku; ona přece též skutečně pozorovala, že Řehoř potřebuje k lezení hodně prostoru, kdežto nábytku, pokud bylo vidět, nepoužíval ani trochu. Ale snad při tom působil i sklon k blouznivosti, příznačný pro dívky jejího věku a hledající ukojení při každé příležitosti, který teď Markétu zlákal, aby Řehořově situaci dodala ještě více hrůznosti a mohla pak pro něj vykonávat ještě více než doposud. Neboť do místnosti, kde jen Řehoř sám bude vládnout holým stěnám, by si kromě Markétky ovšem nikdo netroufl vstoupit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1-01T20:33:33.971000000</dc:date>
    <meta:editing-duration>PT33M26S</meta:editing-duration>
    <meta:editing-cycles>60</meta:editing-cycles>
    <meta:document-statistic meta:table-count="0" meta:image-count="0" meta:object-count="0" meta:page-count="2" meta:paragraph-count="22" meta:word-count="349" meta:character-count="2442" meta:non-whitespace-character-count="2103"/>
  </office:meta>
</office:document-meta>
</file>